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Arial" svg:font-family="Arial" style:font-family-generic="roman"/>
    <style:font-face style:name="Calibri2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Liberation Sans3" svg:font-family="'Liberation Sans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1" svg:font-family="'Noto Sans CJK SC'" style:font-family-generic="modern" style:font-pitch="variable"/>
    <style:font-face style:name="Noto Sans CJK SC Regular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1" svg:font-family="Arial" style:font-family-generic="roman" style:font-pitch="variable"/>
    <style:font-face style:name="Calibri3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 (Hebrew)2" svg:font-family="'Times New Roman (Hebrew)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8cm" fo:padding-bottom="0.128cm" fo:padding-left="0.251cm" fo:padding-right="0.251cm" fo:wrap-option="no-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Default_5f_1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9.859cm" fo:min-width="23.938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5" style:family="graphic" style:parent-style-name="Default_5f_1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wrap" draw:shadow="visible" draw:shadow-offset-x="0.212cm" draw:shadow-offset-y="0.212cm" draw:shadow-color="#808080" draw:shadow-opacity="100%"/>
      <style:paragraph-properties style:writing-mode="lr-tb"/>
    </style:style>
    <style:style style:name="gr6" style:family="graphic" style:parent-style-name="Default_5f_1">
      <style:graphic-properties draw:stroke="none" svg:stroke-width="0cm" draw:fill="none" draw:textarea-vertical-align="top" draw:auto-grow-height="false" fo:min-height="9.267cm" fo:min-width="12.192cm" fo:padding-top="0.125cm" fo:padding-bottom="0.125cm" fo:padding-left="0.25cm" fo:padding-right="0.25cm" fo:wrap-option="wrap"/>
    </style:style>
    <style:style style:name="gr7" style:family="graphic" style:parent-style-name="Default_5f_1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5.852cm" fo:min-width="23.938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8" style:family="graphic" style:parent-style-name="Default_5f_1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9.267cm" fo:min-width="12.19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5.852cm" fo:min-width="23.938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  <style:paragraph-properties style:writing-mode="lr-tb"/>
    </style:style>
    <style:style style:name="gr1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5.852cm" fo:min-width="14.105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13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5.852cm" fo:min-width="9.104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1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5.896cm" fo:min-width="17.879cm" fo:padding-top="0.13cm" fo:padding-bottom="0.13cm" fo:padding-left="0.25cm" fo:padding-right="0.25cm" fo:wrap-option="wrap" draw:shadow="visible" draw:shadow-offset-x="0.034cm" draw:shadow-offset-y="0.034cm" draw:shadow-color="#808080" draw:shadow-opacity="100%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958cm" fo:min-width="23.508cm" fo:padding-top="0.123cm" fo:padding-bottom="0.123cm" fo:padding-left="0.251cm" fo:padding-right="0.251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4.98cm" fo:min-width="23.956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17" style:family="graphic">
      <style:graphic-properties style:protect="size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  <style:paragraph-properties style:writing-mode="lr-tb"/>
    </style:style>
    <style:style style:name="pr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  <style:paragraph-properties style:writing-mode="lr-tb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wrap"/>
      <style:paragraph-properties style:writing-mode="lr-tb"/>
    </style:style>
    <style:style style:name="pr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8.136cm" fo:padding-top="0.123cm" fo:padding-bottom="0.123cm" fo:padding-left="0.251cm" fo:padding-right="0.251cm" fo:wrap-option="no-wrap"/>
      <style:paragraph-properties style:writing-mode="lr-tb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514cm" fo:padding-top="0.123cm" fo:padding-bottom="0.123cm" fo:padding-left="0.251cm" fo:padding-right="0.251cm" fo:wrap-option="no-wrap"/>
      <style:paragraph-properties style:writing-mode="lr-tb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683cm" fo:padding-top="0.123cm" fo:padding-bottom="0.123cm" fo:padding-left="0.251cm" fo:padding-right="0.251cm" fo:wrap-option="no-wrap"/>
      <style:paragraph-properties style:writing-mode="lr-tb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002cm" fo:padding-top="0.123cm" fo:padding-bottom="0.123cm" fo:padding-left="0.251cm" fo:padding-right="0.251cm" fo:wrap-option="no-wrap"/>
      <style:paragraph-properties style:writing-mode="lr-tb"/>
    </style:style>
    <style:style style:name="pr10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1.525cm" fo:padding-top="0.123cm" fo:padding-bottom="0.123cm" fo:padding-left="0.251cm" fo:padding-right="0.251cm" fo:wrap-option="no-wrap"/>
      <style:paragraph-properties style:writing-mode="lr-tb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385cm" fo:padding-top="0.123cm" fo:padding-bottom="0.123cm" fo:padding-left="0.251cm" fo:padding-right="0.251cm" fo:wrap-option="no-wrap"/>
      <style:paragraph-properties style:writing-mode="lr-tb"/>
    </style:style>
    <style:style style:name="pr12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1"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8pt" fo:hyphenate="false"/>
    </style:style>
    <style:style style:name="P3" style:family="paragraph">
      <loext:graphic-properties draw:fill="none" draw:fill-color="#ffffff"/>
      <style:paragraph-properties style:writing-mode="lr-tb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9" style:family="paragraph">
      <style:paragraph-properties fo:margin-left="0cm" fo:margin-right="0cm" fo:margin-top="0cm" fo:margin-bottom="0cm" fo:line-height="13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3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style:paragraph-properties fo:margin-left="0.793cm" fo:margin-right="0cm" fo:margin-top="0.246cm" fo:margin-bottom="0cm" fo:line-height="8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3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.28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2pt"/>
    </style:style>
    <style:style style:name="P15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loext:graphic-properties draw:fill="none"/>
      <style:paragraph-properties fo:margin-left="0.793cm" fo:margin-right="0cm" fo:margin-top="0.282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style:paragraph-properties fo:margin-left="0.793cm" fo:margin-right="0cm" fo:margin-top="0.211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20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2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3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211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60pt" fo:letter-spacing="normal" fo:font-style="normal" style:text-underline-style="none" fo:font-weight="bold" style:font-name-asian="Times New Roman (Hebrew)1" style:font-size-asian="60pt" style:font-style-asian="normal" style:font-weight-asian="bold" style:font-name-complex="Times New Roman (Hebrew)2" style:font-size-complex="60pt" style:font-style-complex="normal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7" style:family="text">
      <style:text-properties fo:font-variant="normal" fo:text-transform="none" fo:color="#66330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8" style:family="text">
      <style:text-properties fo:font-variant="normal" fo:text-transform="none" fo:color="#6633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" style:family="text">
      <style:text-properties fo:font-variant="normal" fo:text-transform="none" fo:color="#6633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10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13" style:family="text">
      <style:text-properties fo:font-variant="normal" fo:text-transform="none" fo:color="#6633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6" style:family="text">
      <style:text-properties fo:font-variant="normal" fo:text-transform="none" fo:color="#80008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20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1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2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Times New Roman (Hebrew)1" style:font-size-asian="24pt" style:font-style-asian="normal" style:font-weight-asian="normal" style:font-name-complex="Times New Roman (Hebrew)2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fo:font-family="Arial" style:font-family-generic="swiss" style:font-pitch="variable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1" draw:style-name="gr1" draw:text-style-name="P2" draw:layer="layout" svg:width="23.302cm" svg:height="7.874cm" svg:x="0.929cm" svg:y="3.998cm">
          <text:p text:style-name="P1"><text:span text:style-name="T1">The Standard </text:span><text:span text:style-name="T1"><text:line-break/></text:span><text:span text:style-name="T1">C++ Library - </text:span></text:p>
          <text:p text:style-name="P1"><text:span text:style-name="T1">Looping on container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2" draw:text-style-name="P3" draw:layer="layout" svg:width="17.272cm" svg:height="2.783cm" svg:x="3.81cm" svg:y="12.7cm">
          <draw:text-box>
            <text:p><text:span text:style-name="T2">Version 1: Dr. Ofir Pele</text:span></text:p>
            <text:p><text:span text:style-name="T2">Version 2: Dr. Erel Segal-Halevi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1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Iterators &amp; Containers_clipboard0" draw:style-name="dp3" draw:master-page-name="Default">
        <office:forms form:automatic-focus="false" form:apply-design-mode="false"/>
        <draw:custom-shape draw:name="Freeform 1_0" draw:style-name="gr4" draw:text-style-name="P6" draw:layer="layout" svg:width="24.437cm" svg:height="10.118cm" svg:x="0.406cm" svg:y="3.59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6" presentation:style-name="pr2" draw:text-style-name="P8" draw:layer="layout" svg:width="21.478cm" svg:height="3.427cm" svg:x="3.364cm" svg:y="0.296cm" presentation:class="title" presentation:user-transformed="true">
          <draw:text-box>
            <text:p text:style-name="P7"><text:span text:style-name="T3">Iterators &amp; Containers</text:span></text:p>
          </draw:text-box>
        </draw:frame>
        <draw:custom-shape draw:name="Freeform 3_0" draw:style-name="gr5" draw:text-style-name="P10" draw:layer="layout" svg:width="21.809cm" svg:height="7.955cm" svg:x="0.838cm" svg:y="10.191cm">
          <text:p text:style-name="P9"><text:span text:style-name="T4"><text:s/></text:span><text:span text:style-name="T4">NameOfContainer&lt;...&gt; c</text:span></text:p>
          <text:p text:style-name="P9"><text:span text:style-name="T4"><text:s/>…</text:span></text:p>
          <text:p text:style-name="P9"><text:span text:style-name="T4"><text:s/></text:span><text:span text:style-name="T4">NameOfContainer&lt;...&gt;::iterator it;</text:span></text:p>
          <text:p text:style-name="P9"><text:span text:style-name="T4"><text:s/></text:span><text:span text:style-name="T4">for( it= c.begin(); it!=c.end(); ++it)</text:span></text:p>
          <text:p text:style-name="P9"><text:span text:style-name="T4"><text:s text:c="7"/></text:span><text:span text:style-name="T4">// do something that changes *it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4_6" presentation:style-name="pr3" draw:text-style-name="P12" draw:layer="layout" svg:width="29.235cm" svg:height="11.044cm" svg:x="0.609cm" svg:y="3.81cm" presentation:class="outline" presentation:user-transformed="true">
          <draw:text-box>
            <text:p text:style-name="P11"><text:span text:style-name="T5">class NameOfContainer {</text:span></text:p>
            <text:p text:style-name="P11"><text:span text:style-name="T5"><text:tab/></text:span><text:span text:style-name="T5">…</text:span></text:p>
            <text:p text:style-name="P11"><text:span text:style-name="T5"><text:tab/></text:span><text:span text:style-name="T5">typedef … iterator; </text:span><text:span text:style-name="T6">// iterator type</text:span></text:p>
            <text:p text:style-name="P11"><text:span text:style-name="T5"><text:tab/></text:span><text:span text:style-name="T5">iterator begin();</text:span><text:span text:style-name="T6"> <text:s text:c="5"/>// first element</text:span></text:p>
            <text:p text:style-name="P11"><text:span text:style-name="T5"><text:tab/></text:span><text:span text:style-name="T5">iterator end(); <text:s text:c="8"/></text:span><text:span text:style-name="T6">// element </text:span><text:span text:style-name="T6">after last</text:span></text:p>
            <text:p text:style-name="P11"><text:span text:style-name="T6"/></text:p>
          </draw:text-box>
        </draw:frame>
        <presentation:notes draw:style-name="dp4">
          <draw:custom-shape draw:name="Rectangle 1_4" draw:style-name="gr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0" presentation:style-name="pr4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Iterators &amp; Containers: c++11_clipboard1" draw:style-name="dp3" draw:master-page-name="Default">
        <office:forms form:automatic-focus="false" form:apply-design-mode="false"/>
        <draw:custom-shape draw:name="Freeform 1_1" draw:style-name="gr7" draw:text-style-name="P6" draw:layer="layout" svg:width="24.437cm" svg:height="6.111cm" svg:x="0.406cm" svg:y="3.59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0" presentation:style-name="pr2" draw:text-style-name="P8" draw:layer="layout" svg:width="20.392cm" svg:height="3.427cm" svg:x="3.364cm" svg:y="0.296cm" presentation:class="title" presentation:user-transformed="true">
          <draw:text-box>
            <text:p text:style-name="P7"><text:span text:style-name="T3">Iterators &amp; Containers: </text:span><text:span text:style-name="T7">c++11</text:span></text:p>
          </draw:text-box>
        </draw:frame>
        <draw:custom-shape draw:name="Freeform 3_3" draw:style-name="gr5" draw:text-style-name="P10" draw:layer="layout" svg:width="21.809cm" svg:height="7.955cm" svg:x="0.838cm" svg:y="10.191cm">
          <text:p text:style-name="P9"><text:span text:style-name="T4"><text:s/></text:span><text:span text:style-name="T4">NameOfContainer&lt;...&gt; c</text:span></text:p>
          <text:p text:style-name="P9"><text:span text:style-name="T4"><text:s/>…</text:span></text:p>
          <text:p text:style-name="P9"><text:span text:style-name="T4"><text:s text:c="2"/></text:span></text:p>
          <text:p text:style-name="P9"><text:span text:style-name="T4"><text:s/></text:span><text:span text:style-name="T4">for(</text:span><text:span text:style-name="T8">auto</text:span><text:span text:style-name="T4"> it= c.begin(); it!=c.end(); ++it)</text:span></text:p>
          <text:p text:style-name="P9"><text:span text:style-name="T4"><text:s text:c="7"/></text:span><text:span text:style-name="T4">// do something that changes *it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4_0" presentation:style-name="pr3" draw:text-style-name="P12" draw:layer="layout" svg:width="18.78cm" svg:height="11.044cm" svg:x="0.609cm" svg:y="3.81cm" presentation:class="outline" presentation:user-transformed="true">
          <draw:text-box>
            <text:p text:style-name="P11"><text:span text:style-name="T5">class NameOfContainer {</text:span></text:p>
            <text:p text:style-name="P11"><text:span text:style-name="T5"><text:tab/></text:span><text:span text:style-name="T5">…</text:span></text:p>
            <text:p text:style-name="P11"><text:span text:style-name="T5"><text:tab/></text:span><text:span text:style-name="T5">typedef … iterator; </text:span><text:span text:style-name="T6">// iterator type</text:span></text:p>
            <text:p text:style-name="P11"><text:span text:style-name="T5"><text:tab/></text:span><text:span text:style-name="T5">iterator begin();</text:span><text:span text:style-name="T6"> <text:s text:c="5"/>// first element</text:span></text:p>
            <text:p text:style-name="P11"><text:span text:style-name="T5"><text:tab/></text:span><text:span text:style-name="T5">iterator end(); <text:s text:c="8"/></text:span><text:span text:style-name="T6">// element </text:span><text:span text:style-name="T6">after last</text:span></text:p>
            <text:p text:style-name="P11"><text:span text:style-name="T9"/></text:p>
          </draw:text-box>
        </draw:frame>
        <presentation:notes draw:style-name="dp4">
          <draw:custom-shape draw:name="Rectangle 1_5" draw:style-name="gr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8" presentation:style-name="pr4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Iterators &amp; Containers: c++11" draw:style-name="dp3" draw:master-page-name="Default">
        <office:forms form:automatic-focus="false" form:apply-design-mode="false"/>
        <draw:custom-shape draw:name="Freeform 1_2" draw:style-name="gr7" draw:text-style-name="P6" draw:layer="layout" svg:width="24.437cm" svg:height="6.111cm" svg:x="0.406cm" svg:y="3.59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3" presentation:style-name="pr2" draw:text-style-name="P8" draw:layer="layout" svg:width="20.392cm" svg:height="3.427cm" svg:x="3.364cm" svg:y="0.296cm" presentation:class="title" presentation:user-transformed="true">
          <draw:text-box>
            <text:p text:style-name="P7"><text:span text:style-name="T3">Iterators &amp; Containers: </text:span><text:span text:style-name="T7">c++11</text:span></text:p>
          </draw:text-box>
        </draw:frame>
        <draw:custom-shape draw:name="Freeform 3_4" draw:style-name="gr5" draw:text-style-name="P10" draw:layer="layout" svg:width="21.809cm" svg:height="7.955cm" svg:x="0.838cm" svg:y="10.191cm">
          <text:p text:style-name="P9"><text:span text:style-name="T4"><text:s/></text:span><text:span text:style-name="T4">NameOfContainer&lt;...&gt; c</text:span></text:p>
          <text:p text:style-name="P9"><text:span text:style-name="T4"><text:s/>…</text:span></text:p>
          <text:p text:style-name="P9"><text:span text:style-name="T4"><text:s text:c="2"/></text:span></text:p>
          <text:p text:style-name="P9"><text:span text:style-name="T4"><text:s/></text:span><text:span text:style-name="T4">for(</text:span><text:span text:style-name="T8">auto&amp; val : c</text:span><text:span text:style-name="T4">)</text:span></text:p>
          <text:p text:style-name="P9"><text:span text:style-name="T4"><text:s text:c="7"/></text:span><text:span text:style-name="T4">// do something that changes </text:span><text:span text:style-name="T8">val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4_3" presentation:style-name="pr3" draw:text-style-name="P12" draw:layer="layout" svg:width="29.235cm" svg:height="11.044cm" svg:x="0.609cm" svg:y="3.81cm" presentation:class="outline" presentation:user-transformed="true">
          <draw:text-box>
            <text:p text:style-name="P11"><text:span text:style-name="T5">class NameOfContainer {</text:span></text:p>
            <text:p text:style-name="P11"><text:span text:style-name="T5"><text:tab/></text:span><text:span text:style-name="T5">…</text:span></text:p>
            <text:p text:style-name="P11"><text:span text:style-name="T5"><text:tab/></text:span><text:span text:style-name="T5">typedef … iterator; </text:span><text:span text:style-name="T6">// iterator type</text:span></text:p>
            <text:p text:style-name="P11"><text:span text:style-name="T5"><text:tab/></text:span><text:span text:style-name="T5">iterator begin();</text:span><text:span text:style-name="T6"> <text:s text:c="5"/>// first element</text:span></text:p>
            <text:p text:style-name="P11"><text:span text:style-name="T5"><text:tab/></text:span><text:span text:style-name="T5">iterator end(); <text:s text:c="8"/></text:span><text:span text:style-name="T6">// element </text:span><text:span text:style-name="T6">after last</text:span></text:p>
            <text:p text:style-name="P11"><text:span text:style-name="T6"/></text:p>
          </draw:text-box>
        </draw:frame>
        <presentation:notes draw:style-name="dp4">
          <draw:custom-shape draw:name="Rectangle 1_6" draw:style-name="gr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9" presentation:style-name="pr4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onst_iterators &amp; Containers_clipboard2" draw:style-name="dp3" draw:master-page-name="Default">
        <office:forms form:automatic-focus="false" form:apply-design-mode="false"/>
        <draw:custom-shape draw:name="Freeform 1_3" draw:style-name="gr7" draw:text-style-name="P6" draw:layer="layout" svg:width="24.437cm" svg:height="6.111cm" svg:x="0.406cm" svg:y="3.59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2" presentation:style-name="pr2" draw:text-style-name="P8" draw:layer="layout" svg:width="21.478cm" svg:height="3.427cm" svg:x="3.364cm" svg:y="0.296cm" presentation:class="title" presentation:user-transformed="true">
          <draw:text-box>
            <text:p text:style-name="P7"><text:span text:style-name="T3">const_iterators &amp; Containers</text:span></text:p>
          </draw:text-box>
        </draw:frame>
        <draw:custom-shape draw:name="Freeform 3_5" draw:style-name="gr8" draw:text-style-name="P10" draw:layer="layout" svg:width="21.188cm" svg:height="7.955cm" svg:x="1.153cm" svg:y="10.191cm">
          <text:p text:style-name="P9"><text:span text:style-name="T4"><text:s/></text:span><text:span text:style-name="T4">NameOfContainer&lt;...&gt; c</text:span></text:p>
          <text:p text:style-name="P9"><text:span text:style-name="T4"><text:s/>…</text:span></text:p>
          <text:p text:style-name="P9"><text:span text:style-name="T4"><text:s/></text:span><text:span text:style-name="T4">NameOfContainer&lt;...&gt;::</text:span><text:span text:style-name="T10">const_iterator</text:span><text:span text:style-name="T4"> it;</text:span></text:p>
          <text:p text:style-name="P9"><text:span text:style-name="T4"><text:s/></text:span><text:span text:style-name="T4">for( it= c.begin(); it!=c.end(); ++it)</text:span></text:p>
          <text:p text:style-name="P9"><text:span text:style-name="T4"><text:s text:c="7"/></text:span><text:span text:style-name="T4">// do something that does </text:span><text:span text:style-name="T10">not</text:span><text:span text:style-name="T4"> change *it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4_2" presentation:style-name="pr3" draw:text-style-name="P12" draw:layer="layout" svg:width="29.235cm" svg:height="11.044cm" svg:x="0.609cm" svg:y="3.81cm" presentation:class="outline" presentation:user-transformed="true">
          <draw:text-box>
            <text:p text:style-name="P11"><text:span text:style-name="T5">class NameOfContainer {</text:span></text:p>
            <text:p text:style-name="P11"><text:span text:style-name="T5"><text:tab/></text:span><text:span text:style-name="T5">…</text:span></text:p>
            <text:p text:style-name="P11"><text:span text:style-name="T5">typedef … </text:span><text:span text:style-name="T11">const_iterator</text:span><text:span text:style-name="T5">; </text:span><text:span text:style-name="T6">// </text:span><text:span text:style-name="T6">iterator type</text:span></text:p>
            <text:p text:style-name="P11"><text:span text:style-name="T11">const_iterator</text:span><text:span text:style-name="T5"> begin() </text:span><text:span text:style-name="T12">const</text:span><text:span text:style-name="T5">;</text:span><text:span text:style-name="T6"> <text:s text:c="5"/>// </text:span><text:span text:style-name="T6">first element</text:span></text:p>
            <text:p text:style-name="P11"><text:span text:style-name="T11">const_iterator</text:span><text:span text:style-name="T5"> end() </text:span><text:span text:style-name="T12">const</text:span><text:span text:style-name="T5">; <text:s text:c="8"/></text:span><text:span text:style-name="T6">// </text:span><text:span text:style-name="T6">element after last</text:span></text:p>
            <text:p text:style-name="P11"><text:span text:style-name="T6"/></text:p>
          </draw:text-box>
        </draw:frame>
        <presentation:notes draw:style-name="dp4">
          <draw:custom-shape draw:name="Rectangle 1_7" draw:style-name="gr9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10" presentation:style-name="pr4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onst_iterators &amp; Containers: c++11_clipboard3" draw:style-name="dp3" draw:master-page-name="Default">
        <office:forms form:automatic-focus="false" form:apply-design-mode="false"/>
        <draw:custom-shape draw:name="Freeform 1_4" draw:style-name="gr10" draw:text-style-name="P6" draw:layer="layout" svg:width="24.437cm" svg:height="6.111cm" svg:x="0.406cm" svg:y="3.59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5" presentation:style-name="pr5" draw:text-style-name="P8" draw:layer="layout" svg:width="27.941cm" svg:height="3.427cm" svg:x="0.406cm" svg:y="0.296cm" presentation:class="title" presentation:user-transformed="true">
          <draw:text-box>
            <text:p text:style-name="P7"><text:span text:style-name="T3">const_iterators &amp; Containers: </text:span><text:span text:style-name="T7">c++11</text:span></text:p>
          </draw:text-box>
        </draw:frame>
        <draw:custom-shape draw:name="Freeform 3_6" draw:style-name="gr11" draw:text-style-name="P10" draw:layer="layout" svg:width="21.188cm" svg:height="7.955cm" svg:x="1.017cm" svg:y="10.191cm">
          <text:p text:style-name="P9"><text:span text:style-name="T4"><text:s/></text:span><text:span text:style-name="T4">NameOfContainer&lt;...&gt; c</text:span></text:p>
          <text:p text:style-name="P9"><text:span text:style-name="T4"><text:s/>…</text:span></text:p>
          <text:p text:style-name="P9"><text:span text:style-name="T4"><text:s text:c="2"/></text:span></text:p>
          <text:p text:style-name="P9"><text:span text:style-name="T4"><text:s/></text:span><text:span text:style-name="T4">for(</text:span><text:span text:style-name="T8">auto</text:span><text:span text:style-name="T4"> it= c.</text:span><text:span text:style-name="T8">c</text:span><text:span text:style-name="T4">begin(); it!=c.</text:span><text:span text:style-name="T8">c</text:span><text:span text:style-name="T4">end(); ++it)</text:span></text:p>
          <text:p text:style-name="P9"><text:span text:style-name="T4"><text:s text:c="7"/></text:span><text:span text:style-name="T4">// do something that does </text:span><text:span text:style-name="T10">not</text:span><text:span text:style-name="T4"> change *it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4_5" presentation:style-name="pr3" draw:text-style-name="P12" draw:layer="layout" svg:width="24.702cm" svg:height="11.044cm" svg:x="0.609cm" svg:y="3.81cm" presentation:class="outline" presentation:user-transformed="true">
          <draw:text-box>
            <text:p text:style-name="P11"><text:span text:style-name="T5">class NameOfContainer {</text:span></text:p>
            <text:p text:style-name="P11"><text:span text:style-name="T5"><text:tab/></text:span><text:span text:style-name="T5">…</text:span></text:p>
            <text:p text:style-name="P11"><text:span text:style-name="T5">typedef … </text:span><text:span text:style-name="T11">const_iterator</text:span><text:span text:style-name="T5">; </text:span><text:span text:style-name="T6">// </text:span><text:span text:style-name="T6">iterator type</text:span></text:p>
            <text:p text:style-name="P11"><text:span text:style-name="T11">const_iterator</text:span><text:span text:style-name="T5"> </text:span><text:span text:style-name="T13">c</text:span><text:span text:style-name="T5">begin() </text:span><text:span text:style-name="T12">const</text:span><text:span text:style-name="T5">;</text:span><text:span text:style-name="T6"> <text:s text:c="5"/>// first element</text:span></text:p>
            <text:p text:style-name="P11"><text:span text:style-name="T11">const_iterator</text:span><text:span text:style-name="T5"> </text:span><text:span text:style-name="T13">c</text:span><text:span text:style-name="T5">end() </text:span><text:span text:style-name="T12">const</text:span><text:span text:style-name="T5">; <text:s text:c="8"/></text:span><text:span text:style-name="T6">// element after last</text:span></text:p>
            <text:p text:style-name="P11"><text:span text:style-name="T6"/></text:p>
          </draw:text-box>
        </draw:frame>
        <presentation:notes draw:style-name="dp4">
          <draw:custom-shape draw:name="Rectangle 1_8" draw:style-name="gr9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11" presentation:style-name="pr4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onst_iterators &amp; Containers: c++11" draw:style-name="dp3" draw:master-page-name="Default">
        <office:forms form:automatic-focus="false" form:apply-design-mode="false"/>
        <draw:custom-shape draw:name="Freeform 1_5" draw:style-name="gr10" draw:text-style-name="P6" draw:layer="layout" svg:width="24.437cm" svg:height="6.111cm" svg:x="0.406cm" svg:y="3.59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4" presentation:style-name="pr5" draw:text-style-name="P8" draw:layer="layout" svg:width="27.941cm" svg:height="3.427cm" svg:x="0.406cm" svg:y="0.296cm" presentation:class="title" presentation:user-transformed="true">
          <draw:text-box>
            <text:p text:style-name="P7"><text:span text:style-name="T3">const_iterators &amp; Containers: </text:span><text:span text:style-name="T7">c++11</text:span></text:p>
          </draw:text-box>
        </draw:frame>
        <draw:custom-shape draw:name="Freeform 3_7" draw:style-name="gr11" draw:text-style-name="P10" draw:layer="layout" svg:width="21.574cm" svg:height="7.955cm" svg:x="0.741cm" svg:y="10.191cm">
          <text:p text:style-name="P9"><text:span text:style-name="T4"><text:s/></text:span><text:span text:style-name="T4">NameOfContainer&lt;...&gt; c</text:span></text:p>
          <text:p text:style-name="P9"><text:span text:style-name="T4"><text:s/>…</text:span></text:p>
          <text:p text:style-name="P9"><text:span text:style-name="T4"><text:s text:c="2"/></text:span></text:p>
          <text:p text:style-name="P9"><text:span text:style-name="T4"><text:s/></text:span><text:span text:style-name="T4">for(</text:span><text:span text:style-name="T8">const auto&amp; val : c</text:span><text:span text:style-name="T4">)</text:span></text:p>
          <text:p text:style-name="P9"><text:span text:style-name="T4"><text:s text:c="7"/></text:span><text:span text:style-name="T4">// do something that does </text:span><text:span text:style-name="T10">not</text:span><text:span text:style-name="T4"> change </text:span><text:span text:style-name="T8">val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4_4" presentation:style-name="pr3" draw:text-style-name="P12" draw:layer="layout" svg:width="24.702cm" svg:height="11.044cm" svg:x="0.609cm" svg:y="3.81cm" presentation:class="outline" presentation:user-transformed="true">
          <draw:text-box>
            <text:p text:style-name="P11"><text:span text:style-name="T5">class NameOfContainer {</text:span></text:p>
            <text:p text:style-name="P11"><text:span text:style-name="T5"><text:tab/></text:span><text:span text:style-name="T5">…</text:span></text:p>
            <text:p text:style-name="P11"><text:span text:style-name="T5">typedef … </text:span><text:span text:style-name="T11">const_iterator</text:span><text:span text:style-name="T5">; </text:span><text:span text:style-name="T6">// </text:span><text:span text:style-name="T6">iterator type</text:span></text:p>
            <text:p text:style-name="P11"><text:span text:style-name="T11">const_iterator</text:span><text:span text:style-name="T5"> </text:span><text:span text:style-name="T13">c</text:span><text:span text:style-name="T5">begin() </text:span><text:span text:style-name="T12">const</text:span><text:span text:style-name="T5">;</text:span><text:span text:style-name="T6"> <text:s text:c="5"/>// first element</text:span></text:p>
            <text:p text:style-name="P11"><text:span text:style-name="T11">const_iterator</text:span><text:span text:style-name="T5"> </text:span><text:span text:style-name="T13">c</text:span><text:span text:style-name="T5">end() </text:span><text:span text:style-name="T12">const</text:span><text:span text:style-name="T5">; <text:s text:c="8"/></text:span><text:span text:style-name="T6">// element after last</text:span></text:p>
            <text:p text:style-name="P11"><text:span text:style-name="T6"/></text:p>
          </draw:text-box>
        </draw:frame>
        <presentation:notes draw:style-name="dp4">
          <draw:custom-shape draw:name="Rectangle 1_9" draw:style-name="gr9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12" presentation:style-name="pr4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onst_iterators &amp; Containers" draw:style-name="dp3" draw:master-page-name="Default">
        <office:forms form:automatic-focus="false" form:apply-design-mode="false"/>
        <draw:custom-shape draw:name="Freeform 1_6" draw:style-name="gr12" draw:text-style-name="P6" draw:layer="layout" svg:width="14.604cm" svg:height="6.111cm" svg:x="0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7" presentation:style-name="pr2" draw:text-style-name="P8" draw:layer="layout" svg:width="21.478cm" svg:height="3.427cm" svg:x="3.364cm" svg:y="0.296cm" presentation:class="title" presentation:user-transformed="true">
          <draw:text-box>
            <text:p text:style-name="P7"><text:span text:style-name="T3">const_iterators &amp; Containers</text:span></text:p>
          </draw:text-box>
        </draw:frame>
        <draw:frame draw:name="Text Placeholder 3_1" presentation:style-name="pr3" draw:text-style-name="P12" draw:layer="layout" svg:width="16.269cm" svg:height="11.044cm" svg:x="-0.013cm" svg:y="3.18cm" presentation:class="outline" presentation:user-transformed="true">
          <draw:text-box>
            <text:p text:style-name="P11"><text:span text:style-name="T5"><text:tab/></text:span><text:span text:style-name="T5">…</text:span></text:p>
            <text:p text:style-name="P11"><text:span text:style-name="T11">const_iterator</text:span><text:span text:style-name="T5"> cbegin() </text:span><text:span text:style-name="T12">const</text:span><text:span text:style-name="T5">;</text:span><text:span text:style-name="T6"> <text:s text:c="5"/></text:span></text:p>
            <text:p text:style-name="P11"><text:span text:style-name="T11">const_iterator</text:span><text:span text:style-name="T5"> cend() </text:span><text:span text:style-name="T12">const</text:span><text:span text:style-name="T5">; <text:s text:c="8"/></text:span></text:p>
            <text:p text:style-name="P11"><text:span text:style-name="T11">const_iterator</text:span><text:span text:style-name="T5"> begin() </text:span><text:span text:style-name="T12">const</text:span><text:span text:style-name="T5">;</text:span><text:span text:style-name="T6"> <text:s text:c="5"/></text:span></text:p>
            <text:p text:style-name="P11"><text:span text:style-name="T11">const_iterator</text:span><text:span text:style-name="T5"> end() </text:span><text:span text:style-name="T12">const</text:span><text:span text:style-name="T5">; <text:s text:c="8"/></text:span></text:p>
            <text:p text:style-name="P11"><text:span text:style-name="T6"/></text:p>
          </draw:text-box>
        </draw:frame>
        <draw:custom-shape draw:name="Freeform 4_1" draw:style-name="gr13" draw:text-style-name="P6" draw:layer="layout" svg:width="9.603cm" svg:height="6.111cm" svg:x="15.24cm" svg:y="3.59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5_1" presentation:style-name="pr3" draw:text-style-name="P12" draw:layer="layout" svg:width="15.874cm" svg:height="11.044cm" svg:x="15.368cm" svg:y="3.556cm" presentation:class="outline" presentation:user-transformed="true">
          <draw:text-box>
            <text:p text:style-name="P11"><text:span text:style-name="T5"/></text:p>
            <text:p text:style-name="P11"><text:span text:style-name="T5"><text:tab/></text:span><text:span text:style-name="T5">…</text:span></text:p>
            <text:p text:style-name="P11"><text:span text:style-name="T5"><text:tab/></text:span></text:p>
            <text:p text:style-name="P11"><text:span text:style-name="T5"><text:tab/></text:span><text:span text:style-name="T5">iterator begin();</text:span><text:span text:style-name="T6"> <text:s text:c="5"/></text:span></text:p>
            <text:p text:style-name="P11"><text:span text:style-name="T5"><text:s text:c="3"/></text:span><text:span text:style-name="T5">iterator end();</text:span></text:p>
            <text:p text:style-name="P11"><text:span text:style-name="T6"/></text:p>
          </draw:text-box>
        </draw:frame>
        <draw:frame draw:name="Text Placeholder 6_1" presentation:style-name="pr6" draw:text-style-name="P14" draw:layer="layout" svg:width="24.898cm" svg:height="8.382cm" svg:x="0.754cm" svg:y="10.16cm" presentation:class="outline" presentation:user-transformed="true">
          <draw:text-box>
            <text:p text:style-name="P13"><text:span text:style-name="T14">Note that the begin() and end() </text:span><text:span text:style-name="T14">methods that </text:span></text:p>
            <text:p text:style-name="P13"><text:span text:style-name="T14">return regular iterator are not </text:span><text:span text:style-name="T15">const </text:span><text:span text:style-name="T14">methods. </text:span></text:p>
            <text:p text:style-name="P13"><text:span text:style-name="T14">i.e: if we get a container by </text:span><text:span text:style-name="T14">const (const ref, ...)</text:span></text:p>
            <text:p text:style-name="P13"><text:span text:style-name="T14">we can't use these methods. </text:span><text:span text:style-name="T14">We have to use </text:span></text:p>
            <text:p text:style-name="P13"><text:span text:style-name="T14">the methods that return </text:span><text:span text:style-name="T16">const_iterator</text:span></text:p>
          </draw:text-box>
        </draw:frame>
        <presentation:notes draw:style-name="dp4">
          <draw:custom-shape draw:name="Rectangle 1_10" draw:style-name="gr9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13" presentation:style-name="pr4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Iterators &amp; Map_clipboard0" draw:style-name="dp3" draw:master-page-name="Default">
        <office:forms form:automatic-focus="false" form:apply-design-mode="false"/>
        <draw:custom-shape draw:name="Freeform 1_7" draw:style-name="gr14" draw:text-style-name="P6" draw:layer="layout" svg:width="18.378cm" svg:height="6.155cm" svg:x="0.415cm" svg:y="6.606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1" presentation:style-name="pr2" draw:text-style-name="P8" draw:layer="layout" svg:width="21.478cm" svg:height="3.427cm" svg:x="3.364cm" svg:y="0.296cm" presentation:class="title" presentation:user-transformed="true">
          <draw:text-box>
            <text:p text:style-name="P7"><text:span text:style-name="T3">Iterators &amp; Map</text:span></text:p>
          </draw:text-box>
        </draw:frame>
        <draw:custom-shape draw:name="Freeform 3_1" draw:style-name="gr15" draw:text-style-name="P17" draw:layer="layout" svg:width="24.009cm" svg:height="14.203cm" svg:x="0.415cm" svg:y="3.598cm">
          <text:p text:style-name="P15"><text:span text:style-name="T17">Suppose we work with:</text:span></text:p>
          <text:p text:style-name="P16"><text:span text:style-name="T18"><text:tab/></text:span></text:p>
          <text:p text:style-name="P16"><text:span text:style-name="T18"><text:tab/></text:span><text:span text:style-name="T18">map&lt;string,int&gt; dictionary;</text:span></text:p>
          <text:p text:style-name="P16"><text:span text:style-name="T18"><text:tab/></text:span><text:span text:style-name="T18">map&lt;string,int&gt;::iterator it;</text:span></text:p>
          <text:p text:style-name="P16"><text:span text:style-name="T18"><text:tab/></text:span><text:span text:style-name="T18">…</text:span></text:p>
          <text:p text:style-name="P16"><text:span text:style-name="T18"><text:tab/></text:span><text:span text:style-name="T18">it = dictionary.begin();</text:span></text:p>
          <text:p text:style-name="P16"><text:span text:style-name="T18"/></text:p>
          <text:p text:style-name="P15"><text:span text:style-name="T17">What is the type of </text:span><text:span text:style-name="T18">*it</text:span><text:span text:style-name="T17"> ?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custom-shape draw:name="Rectangle 1_0" draw:style-name="gr9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1" presentation:style-name="pr4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irs" draw:style-name="dp3" draw:master-page-name="Default">
        <office:forms form:automatic-focus="false" form:apply-design-mode="false"/>
        <draw:custom-shape draw:name="Freeform 1_8" draw:style-name="gr16" draw:text-style-name="P6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8" presentation:style-name="pr2" draw:text-style-name="P8" draw:layer="layout" svg:width="21.478cm" svg:height="3.427cm" svg:x="3.364cm" svg:y="0.296cm" presentation:class="title" presentation:user-transformed="true">
          <draw:text-box>
            <text:p text:style-name="P7"><text:span text:style-name="T3">Pairs</text:span></text:p>
          </draw:text-box>
        </draw:frame>
        <draw:frame draw:name="Text Placeholder 3_2" presentation:style-name="pr7" draw:text-style-name="P12" draw:layer="layout" svg:width="24.01cm" svg:height="14.76cm" svg:x="0.832cm" svg:y="3.642cm" presentation:class="outline" presentation:user-transformed="true">
          <draw:text-box>
            <text:p text:style-name="P18"><text:span text:style-name="T19">template&lt; typename T1, typename </text:span><text:span text:style-name="T19">T2&gt;</text:span></text:p>
            <text:p text:style-name="P18"><text:span text:style-name="T19">struct pair {</text:span></text:p>
            <text:p text:style-name="P18"><text:span text:style-name="T19"><text:tab/></text:span><text:span text:style-name="T19">typedef T1 first_type;</text:span></text:p>
            <text:p text:style-name="P18"><text:span text:style-name="T19"><text:tab/></text:span><text:span text:style-name="T19">typedef T2 second_type;</text:span></text:p>
            <text:p text:style-name="P18"><text:span text:style-name="T19"><text:tab/></text:span></text:p>
            <text:p text:style-name="P18"><text:span text:style-name="T19"><text:tab/></text:span><text:span text:style-name="T19">T1 first;</text:span></text:p>
            <text:p text:style-name="P18"><text:span text:style-name="T19"><text:tab/></text:span><text:span text:style-name="T19">T2 second;</text:span></text:p>
            <text:p text:style-name="P18"><text:span text:style-name="T19"/></text:p>
            <text:p text:style-name="P18"><text:span text:style-name="T19"><text:tab/></text:span><text:span text:style-name="T19">pair( const T1&amp; x, const T2&amp; </text:span><text:span text:style-name="T19">y )</text:span></text:p>
            <text:p text:style-name="P18"><text:span text:style-name="T19"><text:tab/></text:span><text:span text:style-name="T19"><text:tab/></text:span><text:span text:style-name="T19">: first(x), second(y)</text:span></text:p>
            <text:p text:style-name="P18"><text:span text:style-name="T19"><text:tab/></text:span><text:span text:style-name="T19">{}</text:span></text:p>
            <text:p text:style-name="P18"><text:span text:style-name="T19">};</text:span></text:p>
          </draw:text-box>
        </draw:frame>
        <presentation:notes draw:style-name="dp4">
          <draw:custom-shape draw:name="Rectangle 1_3" draw:style-name="gr9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4" presentation:style-name="pr4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map iterator_clipboard2" draw:style-name="dp3" draw:master-page-name="Default">
        <office:forms form:automatic-focus="false" form:apply-design-mode="false"/>
        <draw:custom-shape draw:name="Freeform 1_10" draw:style-name="gr16" draw:text-style-name="P6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10" presentation:style-name="pr2" draw:text-style-name="P8" draw:layer="layout" svg:width="21.478cm" svg:height="3.427cm" svg:x="3.364cm" svg:y="0.296cm" presentation:class="title" presentation:user-transformed="true">
          <draw:text-box>
            <text:p text:style-name="P7"><text:span text:style-name="T3">Using map iterator</text:span><text:span text:style-name="T20"> (folder 4)</text:span></text:p>
          </draw:text-box>
        </draw:frame>
        <draw:frame draw:name="Text Placeholder 3_3" presentation:style-name="pr8" draw:text-style-name="P12" draw:layer="layout" svg:width="16.383cm" svg:height="14.929cm" svg:x="0.832cm" svg:y="3.642cm" presentation:class="outline" presentation:user-transformed="true">
          <draw:text-box>
            <text:p text:style-name="P18"><text:span text:style-name="T18"><text:tab/></text:span><text:span text:style-name="T19">map&lt;string,int&gt; dict;</text:span></text:p>
            <text:p text:style-name="P18"><text:span text:style-name="T19"><text:tab/></text:span><text:span text:style-name="T19">…</text:span></text:p>
            <text:p text:style-name="P18"><text:span text:style-name="T19"><text:tab/></text:span><text:span text:style-name="T19"> </text:span></text:p>
            <text:p text:style-name="P18"><text:span text:style-name="T19"><text:tab/></text:span><text:span text:style-name="T19">for( auto i = dict.cbegin();</text:span></text:p>
            <text:p text:style-name="P18"><text:span text:style-name="T19"><text:tab/></text:span><text:span text:style-name="T19"><text:tab/></text:span><text:span text:style-name="T19"> <text:s/></text:span><text:span text:style-name="T19">i != dict.cend();</text:span></text:p>
            <text:p text:style-name="P18"><text:span text:style-name="T19"><text:tab/></text:span><text:span text:style-name="T19"><text:tab/></text:span><text:span text:style-name="T19"> <text:s/></text:span><text:span text:style-name="T19">++i )</text:span></text:p>
            <text:p text:style-name="P18"><text:span text:style-name="T19"><text:tab/></text:span><text:span text:style-name="T19">{</text:span></text:p>
            <text:p text:style-name="P18"><text:span text:style-name="T19"><text:tab/></text:span><text:span text:style-name="T19"><text:tab/></text:span><text:span text:style-name="T19">cout &lt;&lt; i-&gt;first &lt;&lt; “ “</text:span></text:p>
            <text:p text:style-name="P18"><text:span text:style-name="T19"><text:tab/></text:span><text:span text:style-name="T19"><text:tab/></text:span><text:span text:style-name="T19"> <text:s text:c="4"/></text:span><text:span text:style-name="T19">&lt;&lt; i-&gt;second &lt;&lt; “\n”;</text:span></text:p>
            <text:p text:style-name="P18"><text:span text:style-name="T19"><text:tab/></text:span><text:span text:style-name="T19">}</text:span></text:p>
            <text:p text:style-name="P18"><text:span text:style-name="T19"/></text:p>
            <text:p text:style-name="P18"><text:span text:style-name="T19"/></text:p>
          </draw:text-box>
        </draw:frame>
        <presentation:notes draw:style-name="dp4">
          <draw:custom-shape draw:name="Rectangle 1_12" draw:style-name="gr9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6" presentation:style-name="pr4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map iterator" draw:style-name="dp3" draw:master-page-name="Default">
        <office:forms form:automatic-focus="false" form:apply-design-mode="false"/>
        <draw:custom-shape draw:name="Freeform 1_11" draw:style-name="gr16" draw:text-style-name="P6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11" presentation:style-name="pr2" draw:text-style-name="P8" draw:layer="layout" svg:width="21.478cm" svg:height="3.427cm" svg:x="3.364cm" svg:y="0.296cm" presentation:class="title" presentation:user-transformed="true">
          <draw:text-box>
            <text:p text:style-name="P7"><text:span text:style-name="T3">Using map iterator</text:span></text:p>
          </draw:text-box>
        </draw:frame>
        <draw:frame draw:name="Text Placeholder 3_4" presentation:style-name="pr9" draw:text-style-name="P12" draw:layer="layout" svg:width="17.404cm" svg:height="11.248cm" svg:x="0.832cm" svg:y="3.642cm" presentation:class="outline" presentation:user-transformed="true">
          <draw:text-box>
            <text:p text:style-name="P18"><text:span text:style-name="T18"><text:tab/></text:span><text:span text:style-name="T19">map&lt;string,int&gt; dict;</text:span></text:p>
            <text:p text:style-name="P18"><text:span text:style-name="T19"><text:tab/></text:span><text:span text:style-name="T19">…</text:span></text:p>
            <text:p text:style-name="P18"><text:span text:style-name="T19"><text:tab/></text:span><text:span text:style-name="T19"> </text:span></text:p>
            <text:p text:style-name="P18"><text:span text:style-name="T19"><text:tab/></text:span><text:span text:style-name="T19">for( const auto&amp; val : dict) </text:span><text:span text:style-name="T19">{</text:span></text:p>
            <text:p text:style-name="P18"><text:span text:style-name="T19"><text:tab/></text:span><text:span text:style-name="T19"><text:tab/></text:span><text:span text:style-name="T19">cout &lt;&lt; val.first &lt;&lt; “ “</text:span></text:p>
            <text:p text:style-name="P18"><text:span text:style-name="T19"><text:s text:c="10"/></text:span><text:span text:style-name="T19">&lt;&lt; val.second &lt;&lt; “\</text:span><text:span text:style-name="T19">n”;</text:span></text:p>
            <text:p text:style-name="P18"><text:span text:style-name="T19">}</text:span></text:p>
            <text:p text:style-name="P18"><text:span text:style-name="T19"/></text:p>
            <text:p text:style-name="P18"><text:span text:style-name="T19"/></text:p>
          </draw:text-box>
        </draw:frame>
        <presentation:notes draw:style-name="dp4">
          <draw:custom-shape draw:name="Rectangle 1_13" draw:style-name="gr9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7" presentation:style-name="pr4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Iterators and Assoc. Containers" draw:style-name="dp3" draw:master-page-name="Default">
        <office:forms form:automatic-focus="false" form:apply-design-mode="false"/>
        <draw:frame draw:name="Title 1" presentation:style-name="pr10" draw:text-style-name="P19" draw:layer="layout" svg:width="24.334cm" svg:height="1.771cm" svg:x="0.508cm" svg:y="-0.123cm" presentation:class="title" presentation:user-transformed="true">
          <draw:text-box>
            <text:p text:style-name="P7"><text:span text:style-name="T21">Iterators and Assoc. Containers</text:span><text:span text:style-name="T22"> (folder 4)</text:span></text:p>
          </draw:text-box>
        </draw:frame>
        <draw:frame draw:name="Text Placeholder 2_1" presentation:style-name="pr11" draw:text-style-name="P12" draw:layer="layout" svg:width="25.036cm" svg:height="13.631cm" svg:x="0.11cm" svg:y="3.81cm" presentation:class="outline" presentation:user-transformed="true">
          <draw:text-box>
            <text:p text:style-name="P20"><text:span text:style-name="T14">Additional set of operations:</text:span></text:p>
            <text:list text:style-name="L3">
              <text:list-item>
                <text:p text:style-name="P21"><text:span text:style-name="T23">iterator C::find(key_type </text:span><text:span text:style-name="T23">const&amp; key)</text:span></text:p>
              </text:list-item>
            </text:list>
            <text:p text:style-name="P13"><text:span text:style-name="T6">Return iterator to first element with </text:span><text:span text:style-name="T24">key</text:span><text:span text:style-name="T6">. </text:span></text:p>
            <text:p text:style-name="P13"><text:span text:style-name="T6">Return </text:span><text:span text:style-name="T24">end()</text:span><text:span text:style-name="T6"> if not found</text:span><text:span text:style-name="T6"><text:line-break/></text:span><text:span text:style-name="T6"/></text:p>
            <text:list text:continue-numbering="true" text:style-name="L3">
              <text:list-item>
                <text:p text:style-name="P22"><text:span text:style-name="T23">iterator </text:span><text:span text:style-name="T23">C::lower_bound(key_type </text:span><text:span text:style-name="T23">const&amp; key)</text:span></text:p>
              </text:list-item>
            </text:list>
            <text:p text:style-name="P23"><text:span text:style-name="T6">Return iterator to first element </text:span><text:span text:style-name="T6">greater or equal to </text:span><text:span text:style-name="T24">key</text:span></text:p>
            <text:p text:style-name="P24"><text:span text:style-name="T25"/></text:p>
            <text:list text:continue-numbering="true" text:style-name="L3">
              <text:list-item>
                <text:p text:style-name="P22"><text:span text:style-name="T23">iterator </text:span><text:span text:style-name="T23">C::upper_bound(key_type </text:span><text:span text:style-name="T23">const&amp; key)</text:span></text:p>
              </text:list-item>
            </text:list>
            <text:p text:style-name="P23"><text:span text:style-name="T6">Return iterator to first element </text:span><text:span text:style-name="T6">greater than </text:span><text:span text:style-name="T24">key</text:span></text:p>
          </draw:text-box>
        </draw:frame>
        <presentation:notes draw:style-name="dp4">
          <draw:page-thumbnail draw:name="Slide Image Placeholder 1" draw:style-name="gr17" draw:layer="layout" svg:width="12.699cm" svg:height="9.524cm" svg:x="3.175cm" svg:y="1.905cm" draw:page-number="13" presentation:class="page"/>
          <draw:frame draw:name="Notes Placeholder 2_2" presentation:style-name="pr12" draw:text-style-name="P5" draw:layer="layout" svg:width="15.239cm" svg:height="11.431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Arial" svg:font-family="Arial" style:font-family-generic="roman"/>
    <style:font-face style:name="Calibri2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Liberation Sans3" svg:font-family="'Liberation Sans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1" svg:font-family="'Noto Sans CJK SC'" style:font-family-generic="modern" style:font-pitch="variable"/>
    <style:font-face style:name="Noto Sans CJK SC Regular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1" svg:font-family="Arial" style:font-family-generic="roman" style:font-pitch="variable"/>
    <style:font-face style:name="Calibri3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 (Hebrew)2" svg:font-family="'Times New Roman (Hebrew)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 draw:fill-color="#cec7df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</text:span><text:span text:style-name="MT3">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</text:span><text:span text:style-name="MT3">Level</text:span></text:p>
                                  <text:list>
                                    <text:list-item>
                                      <text:p><text:span text:style-name="MT3">Seventh </text:span><text:span text:style-name="MT3">Outline </text:span><text:span text:style-name="MT3">LevelClick to </text:span><text:span text:style-name="MT3">edit Master </text:span><text:span text:style-name="MT3">text styles</text:span></text:p>
                                      <text:list>
                                        <text:list-item>
                                          <text:p><text:span text:style-name="MT3">Second </text:span><text:span text:style-name="MT3">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</text:span><text:span text:style-name="MT4">level</text:span></text:p>
                                                </text:list-item>
                                                <text:list-item>
                                                  <text:p text:style-name="MP10"><text:span text:style-name="MT4">Fifth </text:span><text:span text:style-name="MT4">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ofirpele</meta:initial-creator>
    <meta:editing-cycles>408</meta:editing-cycles>
    <meta:print-date>2006-12-24T17:09:16</meta:print-date>
    <meta:creation-date>1601-01-01T02:00:00</meta:creation-date>
    <dc:date>2021-05-11T15:47:16.732168282</dc:date>
    <meta:editing-duration>P7DT3H46M39S</meta:editing-duration>
    <meta:generator>LibreOffice/6.4.7.2$Linux_X86_64 LibreOffice_project/40$Build-2</meta:generator>
    <dc:creator>Erel Segal-Halevi</dc:creator>
    <meta:document-statistic meta:object-count="10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